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59cm" table:align="left"/>
    </style:style>
    <style:style style:name="Tableau1.A" style:family="table-column">
      <style:table-column-properties style:column-width="2.76cm"/>
    </style:style>
    <style:style style:name="Tableau1.B" style:family="table-column">
      <style:table-column-properties style:column-width="2.371cm"/>
    </style:style>
    <style:style style:name="Tableau1.C" style:family="table-column">
      <style:table-column-properties style:column-width="12.458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0.956cm" table:align="left"/>
    </style:style>
    <style:style style:name="Tableau2.A" style:family="table-column">
      <style:table-column-properties style:column-width="1.882cm"/>
    </style:style>
    <style:style style:name="Tableau2.B" style:family="table-column">
      <style:table-column-properties style:column-width="5.442cm"/>
    </style:style>
    <style:style style:name="Tableau2.C" style:family="table-column">
      <style:table-column-properties style:column-width="3.632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7.59cm" table:align="left"/>
    </style:style>
    <style:style style:name="Tableau3.A" style:family="table-column">
      <style:table-column-properties style:column-width="4.747cm"/>
    </style:style>
    <style:style style:name="Tableau3.B" style:family="table-column">
      <style:table-column-properties style:column-width="4.978cm"/>
    </style:style>
    <style:style style:name="Tableau3.C" style:family="table-column">
      <style:table-column-properties style:column-width="7.865cm"/>
    </style:style>
    <style:style style:name="Tableau3.A1" style:family="table-cell">
      <style:table-cell-properties style:vertical-align="middle" fo:padding="0.049cm" fo:border="none"/>
    </style:style>
    <style:style style:name="Tableau5" style:family="table">
      <style:table-properties style:width="17.59cm" table:align="left"/>
    </style:style>
    <style:style style:name="Tableau5.A" style:family="table-column">
      <style:table-column-properties style:column-width="2.494cm"/>
    </style:style>
    <style:style style:name="Tableau5.B" style:family="table-column">
      <style:table-column-properties style:column-width="9.389cm"/>
    </style:style>
    <style:style style:name="Tableau5.C" style:family="table-column">
      <style:table-column-properties style:column-width="5.706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7.053cm" table:align="left"/>
    </style:style>
    <style:style style:name="Tableau6.A" style:family="table-column">
      <style:table-column-properties style:column-width="3.424cm"/>
    </style:style>
    <style:style style:name="Tableau6.B" style:family="table-column">
      <style:table-column-properties style:column-width="5.512cm"/>
    </style:style>
    <style:style style:name="Tableau6.C" style:family="table-column">
      <style:table-column-properties style:column-width="8.117cm"/>
    </style:style>
    <style:style style:name="Tableau6.A1" style:family="table-cell">
      <style:table-cell-properties style:vertical-align="middle" fo:padding="0.049cm" fo:border="none"/>
    </style:style>
    <style:style style:name="Tableau4" style:family="table">
      <style:table-properties style:width="11.806cm" table:align="left"/>
    </style:style>
    <style:style style:name="Tableau4.A" style:family="table-column">
      <style:table-column-properties style:column-width="3.625cm"/>
    </style:style>
    <style:style style:name="Tableau4.B" style:family="table-column">
      <style:table-column-properties style:column-width="8.181cm"/>
    </style:style>
    <style:style style:name="Tableau4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paragraph-rsid="00028a5b"/>
    </style:style>
    <style:style style:name="P2" style:family="paragraph" style:parent-style-name="Horizontal_20_Line">
      <style:text-properties officeooo:paragraph-rsid="00028a5b"/>
    </style:style>
    <style:style style:name="P3" style:family="paragraph" style:parent-style-name="Quotations" style:list-style-name="L20"/>
    <style:style style:name="P4" style:family="paragraph" style:parent-style-name="Quotations" style:list-style-name="L24"/>
    <style:style style:name="P5" style:family="paragraph" style:parent-style-name="Table_20_Contents">
      <style:text-properties officeooo:rsid="0001aef3" officeooo:paragraph-rsid="0001aef3"/>
    </style:style>
    <style:style style:name="P6" style:family="paragraph" style:parent-style-name="Table_20_Contents">
      <style:text-properties officeooo:paragraph-rsid="00028a5b"/>
    </style:style>
    <style:style style:name="P7" style:family="paragraph" style:parent-style-name="Table_20_Heading">
      <style:text-properties officeooo:paragraph-rsid="00028a5b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2"/>
    <style:style style:name="P19" style:family="paragraph" style:parent-style-name="Text_20_body" style:list-style-name="L13"/>
    <style:style style:name="P20" style:family="paragraph" style:parent-style-name="Text_20_body" style:list-style-name="L14"/>
    <style:style style:name="P21" style:family="paragraph" style:parent-style-name="Text_20_body" style:list-style-name="L14">
      <style:text-properties officeooo:paragraph-rsid="0001c8c4"/>
    </style:style>
    <style:style style:name="P22" style:family="paragraph" style:parent-style-name="Text_20_body" style:list-style-name="L15"/>
    <style:style style:name="P23" style:family="paragraph" style:parent-style-name="Text_20_body" style:list-style-name="L16"/>
    <style:style style:name="P24" style:family="paragraph" style:parent-style-name="Text_20_body" style:list-style-name="L17"/>
    <style:style style:name="P25" style:family="paragraph" style:parent-style-name="Text_20_body" style:list-style-name="L18"/>
    <style:style style:name="P26" style:family="paragraph" style:parent-style-name="Text_20_body" style:list-style-name="L19"/>
    <style:style style:name="P27" style:family="paragraph" style:parent-style-name="Text_20_body" style:list-style-name="L21"/>
    <style:style style:name="P28" style:family="paragraph" style:parent-style-name="Text_20_body" style:list-style-name="L22"/>
    <style:style style:name="P29" style:family="paragraph" style:parent-style-name="Text_20_body" style:list-style-name="L23"/>
    <style:style style:name="P30" style:family="paragraph" style:parent-style-name="Text_20_body" style:list-style-name="L24"/>
    <style:style style:name="P31" style:family="paragraph" style:parent-style-name="Text_20_body" style:list-style-name="L4">
      <style:text-properties officeooo:rsid="0001aef3" officeooo:paragraph-rsid="0001aef3"/>
    </style:style>
    <style:style style:name="P32" style:family="paragraph" style:parent-style-name="Text_20_body" style:list-style-name="L9">
      <style:text-properties officeooo:rsid="0001aef3" officeooo:paragraph-rsid="0001aef3"/>
    </style:style>
    <style:style style:name="P33" style:family="paragraph" style:parent-style-name="Text_20_body" style:list-style-name="L18">
      <style:text-properties officeooo:rsid="0001c8c4" officeooo:paragraph-rsid="0001c8c4"/>
    </style:style>
    <style:style style:name="P34" style:family="paragraph" style:parent-style-name="Text_20_body">
      <style:text-properties officeooo:paragraph-rsid="0004e866"/>
    </style:style>
    <style:style style:name="T1" style:family="text">
      <style:text-properties officeooo:rsid="0001aeac"/>
    </style:style>
    <style:style style:name="T2" style:family="text">
      <style:text-properties officeooo:rsid="0001aef3"/>
    </style:style>
    <style:style style:name="T3" style:family="text">
      <style:text-properties officeooo:rsid="0001c8c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28a5b"/>
    </style:style>
    <style:style style:name="T6" style:family="text">
      <style:text-properties officeooo:rsid="0004e86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🎯 objectif général</text:h>
      <text:p text:style-name="Text_20_body">Simuler la vie d’un <text:span text:style-name="Strong_20_Emphasis">gouvernement</text:span> où les joueurs incarnent des <text:span text:style-name="Strong_20_Emphasis">ministres</text:span> égaux en statut <text:span text:style-name="T1">car ils forment l’équipe exécutive solidaire</text:span>.<text:line-break/>Le but collectif : <text:span text:style-name="Strong_20_Emphasis">maintenir la stabilité du cabinet</text:span> et <text:span text:style-name="Strong_20_Emphasis">améliorer les grands axes de tension</text:span> du pays (pauvrete, insecurite, maladie, cruaute, tolerance, guerre).<text:line-break/>Le but individuel : <text:span text:style-name="Strong_20_Emphasis">maximiser sa contribution</text:span> au succès collectif <text:span text:style-name="T1">du cabinet et à son succès personnel (ex. maximiser son capital politique pour devenir le premier ministre éventuellement)</text:span></text:p>
      <text:p text:style-name="Horizontal_20_Line"/>
      <text:h text:style-name="Heading_20_2" text:outline-level="2">⚙️ structure du jeu</text:h>
      <text:h text:style-name="Heading_20_3" text:outline-level="3">acteurs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rôle</text:p>
            </table:table-cell>
            <table:table-cell table:style-name="Tableau1.A1" office:value-type="string">
              <text:p text:style-name="Table_20_Heading">joué par</text:p>
            </table:table-cell>
            <table:table-cell table:style-name="Tableau1.A1" office:value-type="string">
              <text:p text:style-name="Table_20_Heading">fonctions principales</text:p>
            </table:table-cell>
          </table:table-row>
        </table:table-header-rows>
        <table:table-row>
          <table:table-cell table:style-name="Tableau1.A1" office:value-type="string">
            <text:p text:style-name="Table_20_Contents">Premier ministre (PM)</text:p>
          </table:table-cell>
          <table:table-cell table:style-name="Tableau1.A1" office:value-type="string">
            <text:p text:style-name="Table_20_Contents">ordinateur</text:p>
          </table:table-cell>
          <table:table-cell table:style-name="Tableau1.A1" office:value-type="string">
            <text:p text:style-name="Table_20_Contents">pioche les événements mondiaux, applique les décisions votées, tient la comptabilité et arbitre les conditions de fin.</text:p>
          </table:table-cell>
        </table:table-row>
        <table:table-row>
          <table:table-cell table:style-name="Tableau1.A1" office:value-type="string">
            <text:p text:style-name="Table_20_Contents">Ministres</text:p>
          </table:table-cell>
          <table:table-cell table:style-name="Tableau1.A1" office:value-type="string">
            <text:p text:style-name="Table_20_Contents">joueurs humains</text:p>
          </table:table-cell>
          <table:table-cell table:style-name="Tableau1.A1" office:value-type="string">
            <text:p text:style-name="Table_20_Contents">proposent des mesures, négocient au conseil, déposent ou retirent des cartes, votent les programmes, jouent des amendements/opportunités politiques.</text:p>
          </table:table-cell>
        </table:table-row>
      </table:table>
      <text:p text:style-name="Horizontal_20_Line"/>
      <text:h text:style-name="Heading_20_2" text:outline-level="2">🧭 axes de tension (le “pays”)</text:h>
      <text:p text:style-name="Text_20_body">Chaque axe est un <text:span text:style-name="Strong_20_Emphasis">indicateur collectif</text:span> variant au fil du temps 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Table_20_Heading">axe</text:p>
            </table:table-cell>
            <table:table-cell table:style-name="Tableau2.A1" office:value-type="string">
              <text:p text:style-name="Table_20_Heading">indicateurs réels possibles</text:p>
            </table:table-cell>
            <table:table-cell table:style-name="Tableau2.A1" office:value-type="string">
              <text:p text:style-name="Table_20_Heading">tension haute = …</text:p>
            </table:table-cell>
          </table:table-row>
        </table:table-header-rows>
        <table:table-row>
          <table:table-cell table:style-name="Tableau2.A1" office:value-type="string">
            <text:p text:style-name="Table_20_Contents">Pauvreté</text:p>
          </table:table-cell>
          <table:table-cell table:style-name="Tableau2.A1" office:value-type="string">
            <text:p text:style-name="Table_20_Contents">revenu médian, Gini, transferts</text:p>
          </table:table-cell>
          <table:table-cell table:style-name="Tableau2.A1" office:value-type="string">
            <text:p text:style-name="Table_20_Contents">crise sociale</text:p>
          </table:table-cell>
        </table:table-row>
        <table:table-row>
          <table:table-cell table:style-name="Tableau2.A1" office:value-type="string">
            <text:p text:style-name="Table_20_Contents">Insécurité</text:p>
          </table:table-cell>
          <table:table-cell table:style-name="Tableau2.A1" office:value-type="string">
            <text:p text:style-name="Table_20_Contents">criminalité, perception, justice</text:p>
          </table:table-cell>
          <table:table-cell table:style-name="Tableau2.A1" office:value-type="string">
            <text:p text:style-name="Table_20_Contents">peur et repli</text:p>
          </table:table-cell>
        </table:table-row>
        <table:table-row>
          <table:table-cell table:style-name="Tableau2.A1" office:value-type="string">
            <text:p text:style-name="Table_20_Contents">Maladie</text:p>
          </table:table-cell>
          <table:table-cell table:style-name="Tableau2.A1" office:value-type="string">
            <text:p text:style-name="Table_20_Contents">santé publique, mortalité</text:p>
          </table:table-cell>
          <table:table-cell table:style-name="Tableau2.A1" office:value-type="string">
            <text:p text:style-name="Table_20_Contents">effondrement social</text:p>
          </table:table-cell>
        </table:table-row>
        <table:table-row>
          <table:table-cell table:style-name="Tableau2.A1" office:value-type="string">
            <text:p text:style-name="Table_20_Contents">Cruauté</text:p>
          </table:table-cell>
          <table:table-cell table:style-name="Tableau2.A1" office:value-type="string">
            <text:p text:style-name="Table_20_Contents">droits humains, institutions</text:p>
          </table:table-cell>
          <table:table-cell table:style-name="Tableau2.A1" office:value-type="string">
            <text:p text:style-name="Table_20_Contents">isolement, révolte</text:p>
          </table:table-cell>
        </table:table-row>
        <table:table-row>
          <table:table-cell table:style-name="Tableau2.A1" office:value-type="string">
            <text:p text:style-name="Table_20_Contents">Tolérance</text:p>
          </table:table-cell>
          <table:table-cell table:style-name="Tableau2.A1" office:value-type="string">
            <text:p text:style-name="Table_20_Contents">inclusion, polarisation</text:p>
          </table:table-cell>
          <table:table-cell table:style-name="Tableau2.A1" office:value-type="string">
            <text:p text:style-name="Table_20_Contents">divisions internes</text:p>
          </table:table-cell>
        </table:table-row>
        <table:table-row>
          <table:table-cell table:style-name="Tableau2.A1" office:value-type="string">
            <text:p text:style-name="Table_20_Contents">Guerre</text:p>
          </table:table-cell>
          <table:table-cell table:style-name="Tableau2.A1" office:value-type="string">
            <text:p text:style-name="Table_20_Contents">dépenses militaires, conflits</text:p>
          </table:table-cell>
          <table:table-cell table:style-name="Tableau2.A1" office:value-type="string">
            <text:p text:style-name="Table_20_Contents">effondrement</text:p>
          </table:table-cell>
        </table:table-row>
      </table:table>
      <text:p text:style-name="Text_20_body">Chaque axe a :</text:p>
      <text:list text:style-name="L1">
        <text:list-item>
          <text:p text:style-name="P8">une <text:span text:style-name="Strong_20_Emphasis">valeur courante</text:span>,</text:p>
        </text:list-item>
        <text:list-item>
          <text:p text:style-name="P8">un <text:span text:style-name="Strong_20_Emphasis">seuil de crise</text:span> (si atteint → dissolution/remaniement),</text:p>
        </text:list-item>
        <text:list-item>
          <text:p text:style-name="P8">un <text:span text:style-name="Strong_20_Emphasis">poids</text:span> (importance dans la tension globale).</text:p>
        </text:list-item>
      </text:list>
      <text:p text:style-name="Horizontal_20_Line"/>
      <text:h text:style-name="Heading_20_2" text:outline-level="2">💰 économie d’État</text:h>
      <text:p text:style-name="Text_20_body">L’État possède :</text:p>
      <text:list text:style-name="L2">
        <text:list-item>
          <text:p text:style-name="P9"><text:soft-page-break/><text:span text:style-name="Strong_20_Emphasis">revenus</text:span> : impôt particuliers, impôt entreprises, redevances ressources ;</text:p>
        </text:list-item>
        <text:list-item>
          <text:p text:style-name="P9"><text:span text:style-name="Strong_20_Emphasis">dépenses</text:span> : par poste (santé, sécurité, social, etc.) + service de la dette ;</text:p>
        </text:list-item>
        <text:list-item>
          <text:p text:style-name="P9"><text:span text:style-name="Strong_20_Emphasis">solde budgétaire</text:span> = revenus – dépenses ;</text:p>
        </text:list-item>
        <text:list-item>
          <text:p text:style-name="P9"><text:span text:style-name="Strong_20_Emphasis">dette</text:span> et <text:span text:style-name="Strong_20_Emphasis">service de la dette</text:span> (taux d’intérêt).</text:p>
        </text:list-item>
      </text:list>
      <text:p text:style-name="P34">Les axes peuvent influencer les bases fiscales (ex. guerre ↑ → activité économique ↓).</text:p>
      <text:p text:style-name="P34"><text:span text:style-name="T6">Le système fait varier les revenus et dépenses à chaque tour selon la bonne </text:span>santé<text:span text:style-name="T6"> des axes. <text:s/>La capacité administrative de l’État est ajustée en fonction des dépenses prévues. <text:s/>Un changement des dépenses amène une diminution de l’efficacité de l’État à répondre aux besoins et affecte les axes concernés.</text:span><text:line-break/>Les ministres modifient ces paramètres via leurs cartes <text:span text:style-name="T1">utilisées pour la rédaction du programme et à l’exécution de ce dernier</text:span>.</text:p>
      <text:p text:style-name="Horizontal_20_Line"/>
      <text:h text:style-name="Heading_20_2" text:outline-level="2">🧩 cartes</text:h>
      <text:h text:style-name="Heading_20_3" text:outline-level="3">types de cartes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Table_20_Heading">type</text:p>
            </table:table-cell>
            <table:table-cell table:style-name="Tableau3.A1" office:value-type="string">
              <text:p text:style-name="Table_20_Heading">rôle typique</text:p>
            </table:table-cell>
            <table:table-cell table:style-name="Tableau3.A1" office:value-type="string">
              <text:p text:style-name="Table_20_Heading">effet</text:p>
            </table:table-cell>
          </table:table-row>
        </table:table-header-rows>
        <table:table-row>
          <table:table-cell table:style-name="Tableau3.A1" office:value-type="string">
            <text:p text:style-name="Table_20_Contents"><text:span text:style-name="Strong_20_Emphasis">Mesure</text:span></text:p>
          </table:table-cell>
          <table:table-cell table:style-name="Tableau3.A1" office:value-type="string">
            <text:p text:style-name="Table_20_Contents">toutes</text:p>
          </table:table-cell>
          <table:table-cell table:style-name="Tableau3.A1" office:value-type="string">
            <text:p text:style-name="Table_20_Contents">agit sur l’économie ou un axe de tension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Amendement / Opportunité politique</text:span></text:p>
          </table:table-cell>
          <table:table-cell table:style-name="Tableau3.A1" office:value-type="string">
            <text:p text:style-name="Table_20_Contents">souvent Affaires parlementaires / Finances</text:p>
          </table:table-cell>
          <table:table-cell table:style-name="Tableau3.A1" office:value-type="string">
            <text:p text:style-name="Table_20_Contents">modifie les effets ou coûts du programme du tour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Perturbateur mondial</text:span></text:p>
          </table:table-cell>
          <table:table-cell table:style-name="Tableau3.A1" office:value-type="string">
            <text:p text:style-name="Table_20_Contents">PM</text:p>
          </table:table-cell>
          <table:table-cell table:style-name="Tableau3.A1" office:value-type="string">
            <text:p text:style-name="Table_20_Contents">évènement automatique de début de tour (crise, guerre, choc économique, etc.)</text:p>
          </table:table-cell>
        </table:table-row>
      </table:table>
      <text:p text:style-name="Text_20_body">Chaque carte a :</text:p>
      <text:list text:style-name="L3">
        <text:list-item>
          <text:p text:style-name="P10">un <text:span text:style-name="Strong_20_Emphasis">coût</text:span> (budget, capacité administrative, capital politique),</text:p>
        </text:list-item>
        <text:list-item>
          <text:p text:style-name="P10">des <text:span text:style-name="Strong_20_Emphasis">effets</text:span> (<text:span text:style-name="Source_20_Text">tension_axis_delta</text:span>, <text:span text:style-name="Source_20_Text">depenses_poste_delta</text:span>, <text:span text:style-name="Source_20_Text">taux_delta</text:span>, etc.),</text:p>
        </text:list-item>
        <text:list-item>
          <text:p text:style-name="P10">un <text:span text:style-name="Strong_20_Emphasis">auteur</text:span> (pour la traçabilité du score).</text:p>
        </text:list-item>
      </text:list>
      <text:p text:style-name="Horizontal_20_Line"/>
      <text:h text:style-name="Heading_20_2" text:outline-level="2">🏛️ Préparation du jeu : la formation du gouvernement</text:h>
      <text:h text:style-name="Heading_20_3" text:outline-level="3">1. mise en place initiale</text:h>
      <text:p text:style-name="Text_20_body">Avant la partie, le <text:span text:style-name="Strong_20_Emphasis">système</text:span> (l’ordinateur) établit :</text:p>
      <text:list text:style-name="L17">
        <text:list-item>
          <text:p text:style-name="P24">les <text:span text:style-name="Strong_20_Emphasis">axes de tension</text:span> du pays à leurs valeurs de départ ;</text:p>
        </text:list-item>
        <text:list-item>
          <text:p text:style-name="P24">l’<text:span text:style-name="Strong_20_Emphasis">état économique initial</text:span> : revenus, dépenses, dette, taux d’intérêt, base fiscale, capacité administrative ;</text:p>
        </text:list-item>
        <text:list-item>
          <text:p text:style-name="P24">les <text:span text:style-name="Strong_20_Emphasis">paramètres de stabilité politique</text:span> (capital politique global, seuils de crise, conditions de fin).</text:p>
        </text:list-item>
      </text:list>
      <text:p text:style-name="Text_20_body"><text:soft-page-break/>Chaque joueur commence avec :</text:p>
      <text:list text:style-name="L18">
        <text:list-item>
          <text:p text:style-name="P25">une <text:span text:style-name="Strong_20_Emphasis">main vide</text:span>,</text:p>
        </text:list-item>
        <text:list-item>
          <text:p text:style-name="P25">un <text:span text:style-name="Strong_20_Emphasis">capital politique personnel</text:span> (représentant son influence ou sa crédibilité),</text:p>
        </text:list-item>
        <text:list-item>
          <text:p text:style-name="P25">une <text:span text:style-name="Strong_20_Emphasis">capacité d’attention</text:span> (le nombre de cartes qu’il peut jouer par tour).</text:p>
        </text:list-item>
        <text:list-item>
          <text:p text:style-name="P33">un axe <text:span text:style-name="T5">(ou les finances) </text:span>qu’il va privilégier (son p<text:span text:style-name="T4">rogramme politique</text:span>)</text:p>
        </text:list-item>
      </text:list>
      <text:p text:style-name="Horizontal_20_Line"/>
      <text:h text:style-name="Heading_20_3" text:outline-level="3">2. distribution initiale des cartes</text:h>
      <text:p text:style-name="Text_20_body">Le <text:span text:style-name="Strong_20_Emphasis">pool global de cartes</text:span> représente toutes les politiques possibles de l’État :</text:p>
      <text:list text:style-name="L19">
        <text:list-item>
          <text:p text:style-name="P26">cartes de <text:span text:style-name="Strong_20_Emphasis">finances publiques</text:span> (impôts, dépenses, dette, fiscalité),</text:p>
        </text:list-item>
        <text:list-item>
          <text:p text:style-name="P26">cartes de <text:span text:style-name="Strong_20_Emphasis">services sociaux</text:span>, de <text:span text:style-name="Strong_20_Emphasis">santé</text:span>, d’<text:span text:style-name="Strong_20_Emphasis">éducation</text:span>, de <text:span text:style-name="Strong_20_Emphasis">sécurité</text:span>, de <text:span text:style-name="Strong_20_Emphasis">défense</text:span>, d’<text:span text:style-name="Strong_20_Emphasis">environnement</text:span>, etc.,</text:p>
        </text:list-item>
        <text:list-item>
          <text:p text:style-name="P26">cartes de <text:span text:style-name="Strong_20_Emphasis">communication politique</text:span>, de <text:span text:style-name="Strong_20_Emphasis">médiation</text:span>, ou d’<text:span text:style-name="Strong_20_Emphasis">opportunités</text:span> (amendements).</text:p>
        </text:list-item>
      </text:list>
      <text:p text:style-name="Text_20_body">Chaque joueur <text:span text:style-name="Strong_20_Emphasis">pioche un nombre fixe de cartes</text:span> (ex. 5 ou 6) depuis un paquet commun mélangé.<text:line-break/>Ces cartes constituent sa <text:span text:style-name="Strong_20_Emphasis">main initiale</text:span> et déterminent sa <text:span text:style-name="Strong_20_Emphasis">zone d’influence</text:span>.</text:p>
      <text:p text:style-name="Quotations">🔹 Il n’existe donc pas de “ministre” assigné à l’avance.<text:line-break/>Le portefeuille d’un joueur est défini <text:span text:style-name="Strong_20_Emphasis">par les cartes qu’il détient</text:span> :</text:p>
      <text:list text:style-name="L20">
        <text:list-item>
          <text:p text:style-name="P3">détenir une carte sur les taux d’imposition → agir comme ministre des finances,</text:p>
        </text:list-item>
        <text:list-item>
          <text:p text:style-name="P3">détenir une carte sur les hôpitaux → agir comme ministre de la santé,</text:p>
        </text:list-item>
        <text:list-item>
          <text:p text:style-name="P3">détenir une carte sur la défense → agir comme ministre de la défense,</text:p>
        </text:list-item>
        <text:list-item>
          <text:p text:style-name="P3">détenir une carte sur la sécurité publique → agir comme ministre de la sécurité, etc.<text:line-break/>Ces rôles ne sont <text:span text:style-name="Strong_20_Emphasis">pas figés</text:span> : ils peuvent évoluer selon les cartes piochées et jouées au fil de la partie.</text:p>
        </text:list-item>
      </text:list>
      <text:p text:style-name="Horizontal_20_Line"/>
      <text:h text:style-name="Heading_20_3" text:outline-level="3">3. main et défausse</text:h>
      <text:list text:style-name="L21">
        <text:list-item>
          <text:p text:style-name="P27">Au début de la partie, chaque joueur <text:span text:style-name="Strong_20_Emphasis">garde toute sa main</text:span>.</text:p>
        </text:list-item>
        <text:list-item>
          <text:p text:style-name="P27">À la fin de chaque tour :</text:p>
          <text:list>
            <text:list-item>
              <text:p text:style-name="P27">il <text:span text:style-name="Strong_20_Emphasis">défausse toutes ses cartes sauf une</text:span> (celle qu’il souhaite conserver pour le tour suivant),</text:p>
            </text:list-item>
            <text:list-item>
              <text:p text:style-name="P27">il <text:span text:style-name="Strong_20_Emphasis">pioche</text:span> ensuite un nombre de cartes pour revenir à sa main maximale (par exemple 5),</text:p>
            </text:list-item>
            <text:list-item>
              <text:p text:style-name="P27"><text:soft-page-break/>la <text:span text:style-name="Strong_20_Emphasis">défausse</text:span> forme une pile personnelle : lorsqu’elle est vide, elle est <text:span text:style-name="Strong_20_Emphasis">remélangée</text:span> pour reconstituer la pioche du joueur.</text:p>
            </text:list-item>
          </text:list>
        </text:list-item>
      </text:list>
      <text:p text:style-name="Text_20_body">Cette règle traduit le <text:span text:style-name="Strong_20_Emphasis">renouvellement constant des priorités politiques</text:span> : on garde une seule carte “signature” d’un cycle à l’autre.</text:p>
      <text:p text:style-name="Horizontal_20_Line"/>
      <text:h text:style-name="Heading_20_3" text:outline-level="3">4. échange et remaniement</text:h>
      <text:list text:style-name="L22">
        <text:list-item>
          <text:p text:style-name="P28">Un <text:span text:style-name="Strong_20_Emphasis">échange de carte</text:span> entre deux joueurs peut être proposé pendant le <text:span text:style-name="Strong_20_Emphasis">Conseil</text:span> si les deux sont d’accord.</text:p>
        </text:list-item>
        <text:list-item>
          <text:p text:style-name="P28">Un <text:span text:style-name="Strong_20_Emphasis">remaniement ministériel</text:span> (redistribution plus large de cartes) peut être déclenché :</text:p>
          <text:list>
            <text:list-item>
              <text:p text:style-name="P28">par un <text:span text:style-name="Strong_20_Emphasis">événement spécial</text:span> (ex. “Crise interne”, “Vote de censure”), ou</text:p>
            </text:list-item>
            <text:list-item>
              <text:p text:style-name="P28">par un <text:span text:style-name="Strong_20_Emphasis">vote collectif</text:span> du Conseil (majorité simple).</text:p>
            </text:list-item>
          </text:list>
        </text:list-item>
      </text:list>
      <text:p text:style-name="Text_20_body">Dans les deux cas, chaque joueur <text:span text:style-name="Strong_20_Emphasis">défausse une partie de sa main</text:span> et <text:span text:style-name="Strong_20_Emphasis">repige</text:span> dans le paquet commun, ce qui redéfinit leurs capacités d’action pour les tours suivants.</text:p>
      <text:p text:style-name="Horizontal_20_Line"/>
      <text:h text:style-name="Heading_20_3" text:outline-level="3">5. composition du paquet global</text:h>
      <text:p text:style-name="Text_20_body">Le paquet commun (avant distribution) doit être équilibré entre :</text:p>
      <text:list text:style-name="L23">
        <text:list-item>
          <text:p text:style-name="P29"><text:span text:style-name="Strong_20_Emphasis">cartes de mesures</text:span> (actions directes sur l’économie ou les axes de tension),</text:p>
        </text:list-item>
        <text:list-item>
          <text:p text:style-name="P29"><text:span text:style-name="Strong_20_Emphasis">cartes d’amendements/opportunités politiques</text:span> (effets correctifs ou circonstanciels),</text:p>
        </text:list-item>
        <text:list-item>
          <text:p text:style-name="P29"><text:span text:style-name="Strong_20_Emphasis">cartes d’influence ou de communication</text:span> (modifient le capital politique, l’ordre du Conseil ou les votes).</text:p>
        </text:list-item>
      </text:list>
      <text:p text:style-name="Text_20_body">Chaque carte est typée selon son <text:span text:style-name="Strong_20_Emphasis">registre d’action</text:span> :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Table_20_Heading">registre</text:p>
            </table:table-cell>
            <table:table-cell table:style-name="Tableau5.A1" office:value-type="string">
              <text:p text:style-name="Table_20_Heading">exemples de cartes</text:p>
            </table:table-cell>
            <table:table-cell table:style-name="Tableau5.A1" office:value-type="string">
              <text:p text:style-name="Table_20_Heading">effets possibles</text:p>
            </table:table-cell>
          </table:table-row>
        </table:table-header-rows>
        <table:table-row>
          <table:table-cell table:style-name="Tableau5.A1" office:value-type="string">
            <text:p text:style-name="Table_20_Contents">Financier</text:p>
          </table:table-cell>
          <table:table-cell table:style-name="Tableau5.A1" office:value-type="string">
            <text:p text:style-name="Table_20_Contents">“Hausse de taxe”, “Réduction des dépenses”, “Émission d’obligations”</text:p>
          </table:table-cell>
          <table:table-cell table:style-name="Tableau5.A1" office:value-type="string">
            <text:p text:style-name="Table_20_Contents">agit sur le budget, les taux, la dette</text:p>
          </table:table-cell>
        </table:table-row>
        <table:table-row>
          <table:table-cell table:style-name="Tableau5.A1" office:value-type="string">
            <text:p text:style-name="Table_20_Contents">Social</text:p>
          </table:table-cell>
          <table:table-cell table:style-name="Tableau5.A1" office:value-type="string">
            <text:p text:style-name="Table_20_Contents">“Plan d’aide aux familles”, “Programme de logement”</text:p>
          </table:table-cell>
          <table:table-cell table:style-name="Tableau5.A1" office:value-type="string">
            <text:p text:style-name="Table_20_Contents">réduit la pauvreté, augmente les dépenses</text:p>
          </table:table-cell>
        </table:table-row>
        <table:table-row>
          <table:table-cell table:style-name="Tableau5.A1" office:value-type="string">
            <text:p text:style-name="Table_20_Contents">Santé</text:p>
          </table:table-cell>
          <table:table-cell table:style-name="Tableau5.A1" office:value-type="string">
            <text:p text:style-name="Table_20_Contents">“Campagne de vaccination”, “Réforme des hôpitaux”</text:p>
          </table:table-cell>
          <table:table-cell table:style-name="Tableau5.A1" office:value-type="string">
            <text:p text:style-name="Table_20_Contents">diminue maladie, augmente dépenses</text:p>
          </table:table-cell>
        </table:table-row>
        <table:table-row>
          <table:table-cell table:style-name="Tableau5.A1" office:value-type="string">
            <text:p text:style-name="Table_20_Contents">Sécurité</text:p>
          </table:table-cell>
          <table:table-cell table:style-name="Tableau5.A1" office:value-type="string">
            <text:p text:style-name="Table_20_Contents">“Police de proximité”, “Réforme judiciaire”</text:p>
          </table:table-cell>
          <table:table-cell table:style-name="Tableau5.A1" office:value-type="string">
            <text:p text:style-name="Table_20_Contents">réduit insécurité, augmente cruaute</text:p>
          </table:table-cell>
        </table:table-row>
        <table:table-row>
          <table:table-cell table:style-name="Tableau5.A1" office:value-type="string">
            <text:p text:style-name="Table_20_Contents">Défense</text:p>
          </table:table-cell>
          <table:table-cell table:style-name="Tableau5.A1" office:value-type="string">
            <text:p text:style-name="Table_20_Contents">“Renforcement militaire”, “Traité de paix”</text:p>
          </table:table-cell>
          <table:table-cell table:style-name="Tableau5.A1" office:value-type="string">
            <text:p text:style-name="Table_20_Contents">modifie guerre et tolérance</text:p>
          </table:table-cell>
        </table:table-row>
        <table:table-row>
          <table:table-cell table:style-name="Tableau5.A1" office:value-type="string">
            <text:p text:style-name="Table_20_Contents">Politique</text:p>
          </table:table-cell>
          <table:table-cell table:style-name="Tableau5.A1" office:value-type="string">
            <text:p text:style-name="Table_20_Contents">“Compromis parlementaire”, “Opportunité médiatique”</text:p>
          </table:table-cell>
          <table:table-cell table:style-name="Tableau5.A1" office:value-type="string">
            <text:p text:style-name="Table_20_Contents">change le capital politique ou les votes</text:p>
          </table:table-cell>
        </table:table-row>
        <table:table-row>
          <table:table-cell table:style-name="Tableau5.A1" office:value-type="string">
            <text:p text:style-name="Table_20_Contents">Écologique</text:p>
          </table:table-cell>
          <table:table-cell table:style-name="Tableau5.A1" office:value-type="string">
            <text:p text:style-name="Table_20_Contents">“Transition énergétique”, “Taxe carbone”</text:p>
          </table:table-cell>
          <table:table-cell table:style-name="Tableau5.A1" office:value-type="string">
            <text:p text:style-name="Table_20_Contents">modifie tolérance, pauvreté, recettes</text:p>
          </table:table-cell>
        </table:table-row>
        <text:soft-page-break/>
        <table:table-row>
          <table:table-cell table:style-name="Tableau5.A1" office:value-type="string">
            <text:p text:style-name="Table_20_Contents">Amendement</text:p>
          </table:table-cell>
          <table:table-cell table:style-name="Tableau5.A1" office:value-type="string">
            <text:p text:style-name="Table_20_Contents">“Cadre budgétaire”, “Atténuer les effets secondaires” <text:span text:style-name="T5">(réf. Plus bas aux types d’amendements prévus)</text:span></text:p>
          </table:table-cell>
          <table:table-cell table:style-name="Tableau5.A1" office:value-type="string">
            <text:p text:style-name="Table_20_Contents">modifie d’autres cartes jouées</text:p>
          </table:table-cell>
        </table:table-row>
        <table:table-row>
          <table:table-cell table:style-name="Tableau5.A1" office:value-type="string">
            <text:p text:style-name="P5">Cartes spéciales</text:p>
          </table:table-cell>
          <table:table-cell table:style-name="Tableau5.A1" office:value-type="string">
            <text:p text:style-name="Table_20_Contents">« <text:span text:style-name="T2">Remaniement ministériel », « Crise interne », « motion de censure », « Scandale », « vacance de ministre », « Attribution de tout le capital politique à un seul ministre », « Double voix au vote »</text:span></text:p>
          </table:table-cell>
          <table:table-cell table:style-name="Tableau5.A1" office:value-type="string">
            <text:p text:style-name="P5">Affecte le fonctionnement normal du conseil des ministres</text:p>
          </table:table-cell>
        </table:table-row>
      </table:table>
      <text:p text:style-name="Horizontal_20_Line"/>
      <text:h text:style-name="Heading_20_3" text:outline-level="3">6. amorce narrative du mandat</text:h>
      <text:p text:style-name="Text_20_body">Une fois les cartes distribuées et la situation initiale connue :</text:p>
      <text:list text:style-name="L24">
        <text:list-item>
          <text:p text:style-name="P30">le <text:span text:style-name="Strong_20_Emphasis">système</text:span> annonce les conditions de départ :</text:p>
          <text:p text:style-name="P4">“Le pays sort d’une récession, la dette publique est lourde et les tensions sociales sont fortes.”</text:p>
        </text:list-item>
        <text:list-item>
          <text:p text:style-name="P30">cette introduction sert de <text:span text:style-name="Strong_20_Emphasis">cadre narratif</text:span> pour le premier tour,</text:p>
        </text:list-item>
        <text:list-item>
          <text:p text:style-name="P30">puis le jeu passe à la <text:span text:style-name="Strong_20_Emphasis">Phase Monde</text:span>, où le premier événement global est pioché.</text:p>
        </text:list-item>
      </text:list>
      <text:p text:style-name="P2"/>
      <text:h text:style-name="P1" text:outline-level="2">⚡ types d’amendements prévus</text:h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7">type</text:p>
            </table:table-cell>
            <table:table-cell table:style-name="Tableau4.A1" office:value-type="string">
              <text:p text:style-name="P7">effet</text:p>
            </table:table-cell>
          </table:table-row>
        </table:table-header-rows>
        <table:table-row>
          <table:table-cell table:style-name="Tableau4.A1" office:value-type="string">
            <text:p text:style-name="P6"><text:span text:style-name="Strong_20_Emphasis">cap_budget_global</text:span></text:p>
          </table:table-cell>
          <table:table-cell table:style-name="Tableau4.A1" office:value-type="string">
            <text:p text:style-name="P6">limite la somme des deltas de dépenses</text:p>
          </table:table-cell>
        </table:table-row>
        <table:table-row>
          <table:table-cell table:style-name="Tableau4.A1" office:value-type="string">
            <text:p text:style-name="P6"><text:span text:style-name="Strong_20_Emphasis">cap_par_poste</text:span></text:p>
          </table:table-cell>
          <table:table-cell table:style-name="Tableau4.A1" office:value-type="string">
            <text:p text:style-name="P6">limite par poste (santé, sécurité…)</text:p>
          </table:table-cell>
        </table:table-row>
        <table:table-row>
          <table:table-cell table:style-name="Tableau4.A1" office:value-type="string">
            <text:p text:style-name="P6"><text:span text:style-name="Strong_20_Emphasis">rabais_couts</text:span></text:p>
          </table:table-cell>
          <table:table-cell table:style-name="Tableau4.A1" office:value-type="string">
            <text:p text:style-name="P6">réduit les coûts budgétaires/capacité/politiques</text:p>
          </table:table-cell>
        </table:table-row>
        <table:table-row>
          <table:table-cell table:style-name="Tableau4.A1" office:value-type="string">
            <text:p text:style-name="P6"><text:span text:style-name="Strong_20_Emphasis">atténuation_effet</text:span></text:p>
          </table:table-cell>
          <table:table-cell table:style-name="Tableau4.A1" office:value-type="string">
            <text:p text:style-name="P6">diminue l’impact d’un axe ciblé</text:p>
          </table:table-cell>
        </table:table-row>
        <table:table-row>
          <table:table-cell table:style-name="Tableau4.A1" office:value-type="string">
            <text:p text:style-name="P6"><text:span text:style-name="Strong_20_Emphasis">bonus_effet</text:span></text:p>
          </table:table-cell>
          <table:table-cell table:style-name="Tableau4.A1" office:value-type="string">
            <text:p text:style-name="P6">ajoute un effet complémentaire</text:p>
          </table:table-cell>
        </table:table-row>
        <table:table-row>
          <table:table-cell table:style-name="Tableau4.A1" office:value-type="string">
            <text:p text:style-name="P6"><text:span text:style-name="Strong_20_Emphasis">bloquer_mesures</text:span></text:p>
          </table:table-cell>
          <table:table-cell table:style-name="Tableau4.A1" office:value-type="string">
            <text:p text:style-name="P6">supprime les mesures taggées controversées</text:p>
          </table:table-cell>
        </table:table-row>
        <table:table-row>
          <table:table-cell table:style-name="Tableau4.A1" office:value-type="string">
            <text:p text:style-name="P6"><text:span text:style-name="Strong_20_Emphasis">reordonnancer</text:span></text:p>
          </table:table-cell>
          <table:table-cell table:style-name="Tableau4.A1" office:value-type="string">
            <text:p text:style-name="P6">change l’ordre d’exécution</text:p>
          </table:table-cell>
        </table:table-row>
        <table:table-row>
          <table:table-cell table:style-name="Tableau4.A1" office:value-type="string">
            <text:p text:style-name="P6"><text:span text:style-name="Strong_20_Emphasis">conditionnel_ajout</text:span></text:p>
          </table:table-cell>
          <table:table-cell table:style-name="Tableau4.A1" office:value-type="string">
            <text:p text:style-name="P6">ajoute un effet si condition atteinte</text:p>
          </table:table-cell>
        </table:table-row>
      </table:table>
      <text:p text:style-name="P2"/>
      <text:p text:style-name="Horizontal_20_Line"/>
      <text:h text:style-name="Heading_20_3" text:outline-level="3">7. synthèse mécanique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Table_20_Heading">étape</text:p>
            </table:table-cell>
            <table:table-cell table:style-name="Tableau6.A1" office:value-type="string">
              <text:p text:style-name="Table_20_Heading">action</text:p>
            </table:table-cell>
            <table:table-cell table:style-name="Tableau6.A1" office:value-type="string">
              <text:p text:style-name="Table_20_Heading">effet</text:p>
            </table:table-cell>
          </table:table-row>
        </table:table-header-rows>
        <table:table-row>
          <table:table-cell table:style-name="Tableau6.A1" office:value-type="string">
            <text:p text:style-name="Table_20_Contents"><text:span text:style-name="Strong_20_Emphasis">Pioche initiale</text:span></text:p>
          </table:table-cell>
          <table:table-cell table:style-name="Tableau6.A1" office:value-type="string">
            <text:p text:style-name="Table_20_Contents">chaque joueur reçoit des cartes</text:p>
          </table:table-cell>
          <table:table-cell table:style-name="Tableau6.A1" office:value-type="string">
            <text:p text:style-name="Table_20_Contents">définit spontanément son domaine d’influence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Pas de titres fixes</text:span></text:p>
          </table:table-cell>
          <table:table-cell table:style-name="Tableau6.A1" office:value-type="string">
            <text:p text:style-name="Table_20_Contents">les cartes parlent pour le joueur</text:p>
          </table:table-cell>
          <table:table-cell table:style-name="Tableau6.A1" office:value-type="string">
            <text:p text:style-name="Table_20_Contents">flexibilité, émergence des rôles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Fin de tour</text:span></text:p>
          </table:table-cell>
          <table:table-cell table:style-name="Tableau6.A1" office:value-type="string">
            <text:p text:style-name="Table_20_Contents">défausser toutes sauf une</text:p>
          </table:table-cell>
          <table:table-cell table:style-name="Tableau6.A1" office:value-type="string">
            <text:p text:style-name="Table_20_Contents">favorise la rotation des thèmes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Remaniement</text:span></text:p>
          </table:table-cell>
          <table:table-cell table:style-name="Tableau6.A1" office:value-type="string">
            <text:p text:style-name="Table_20_Contents">par vote ou événement</text:p>
          </table:table-cell>
          <table:table-cell table:style-name="Tableau6.A1" office:value-type="string">
            <text:p text:style-name="Table_20_Contents">rebrasse les cartes et redistribue les leviers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Échange ponctuel</text:span></text:p>
          </table:table-cell>
          <table:table-cell table:style-name="Tableau6.A1" office:value-type="string">
            <text:p text:style-name="Table_20_Contents">au Conseil</text:p>
          </table:table-cell>
          <table:table-cell table:style-name="Tableau6.A1" office:value-type="string">
            <text:p text:style-name="Table_20_Contents">acte politique et stratégie collective</text:p>
          </table:table-cell>
        </table:table-row>
      </table:table>
      <text:p text:style-name="Text_20_body"><text:soft-page-break/></text:p>
      <text:h text:style-name="Heading_20_2" text:outline-level="2">🕰️ déroulement d’un tour</text:h>
      <text:h text:style-name="Heading_20_3" text:outline-level="3">1. Phase Monde</text:h>
      <text:p text:style-name="Text_20_body">Le PM pioche une <text:span text:style-name="Strong_20_Emphasis">carte perturbateur_tour</text:span> :</text:p>
      <text:list text:style-name="L4">
        <text:list-item>
          <text:p text:style-name="P11">modifie certains axes ou paramètres économiques ;</text:p>
        </text:list-item>
        <text:list-item>
          <text:p text:style-name="P11">peut imposer des contraintes (taux d’intérêt ↑, capacité ↓…).</text:p>
        </text:list-item>
        <text:list-item>
          <text:p text:style-name="P31">Les effets sont appliqués sur les paramètres du jeu.</text:p>
        </text:list-item>
      </text:list>
      <text:h text:style-name="Heading_20_3" text:outline-level="3">2. Phase Conseil des ministres</text:h>
      <text:p text:style-name="Text_20_body">Les joueurs discutent et <text:span text:style-name="Strong_20_Emphasis">construisent un programme de mesures</text:span> :</text:p>
      <text:list text:style-name="L5">
        <text:list-item>
          <text:p text:style-name="P12">chacun peut <text:span text:style-name="Strong_20_Emphasis">déposer</text:span> des cartes de son deck ;</text:p>
        </text:list-item>
        <text:list-item>
          <text:p text:style-name="P12">peut aussi <text:span text:style-name="Strong_20_Emphasis">retirer</text:span> les siennes ou <text:span text:style-name="Strong_20_Emphasis">ajouter</text:span> un <text:span text:style-name="Strong_20_Emphasis">amendement/opportunité politique</text:span> ;</text:p>
        </text:list-item>
        <text:list-item>
          <text:p text:style-name="P12">le <text:span text:style-name="Strong_20_Emphasis">programme courant</text:span> (ensemble de cartes) peut être modifié librement tant que le vote n’a pas lieu.</text:p>
        </text:list-item>
      </text:list>
      <text:h text:style-name="Heading_20_3" text:outline-level="3">3. Vote global sur le programme</text:h>
      <text:list text:style-name="L6">
        <text:list-item>
          <text:p text:style-name="P13">vote binaire : <text:span text:style-name="T2">chaque ministre vote </text:span><text:span text:style-name="Strong_20_Emphasis">oui</text:span> ou <text:span text:style-name="Strong_20_Emphasis">non</text:span> sur le programme complet ;</text:p>
        </text:list-item>
        <text:list-item>
          <text:p text:style-name="P13">si <text:span text:style-name="Strong_20_Emphasis">non </text:span><text:span text:style-name="Strong_20_Emphasis"><text:span text:style-name="T2">majoritaire</text:span></text:span>, retour en phase Conseil : chacun peut ajuster le programme ;</text:p>
        </text:list-item>
        <text:list-item>
          <text:p text:style-name="P13">si <text:span text:style-name="Strong_20_Emphasis">oui </text:span><text:span text:style-name="Strong_20_Emphasis"><text:span text:style-name="T2">majoritaire</text:span></text:span>, le programme est <text:span text:style-name="Strong_20_Emphasis">adopté</text:span> (version figée pour le tour).</text:p>
        </text:list-item>
      </text:list>
      <text:h text:style-name="Heading_20_3" text:outline-level="3">4. Application des amendements</text:h>
      <text:p text:style-name="Text_20_body">Avant exécution :</text:p>
      <text:list text:style-name="L7">
        <text:list-item>
          <text:p text:style-name="P14">les <text:span text:style-name="Strong_20_Emphasis">amendements</text:span> modifient le programme :</text:p>
          <text:list>
            <text:list-item>
              <text:p text:style-name="P14">limitent le budget total (<text:span text:style-name="Source_20_Text">cap_budget_global</text:span>),</text:p>
            </text:list-item>
            <text:list-item>
              <text:p text:style-name="P14">réduisent l’intensité de certains effets (<text:span text:style-name="Source_20_Text">atténuation_effet</text:span>),</text:p>
            </text:list-item>
            <text:list-item>
              <text:p text:style-name="P14">bloquent des cartes (<text:span text:style-name="Source_20_Text">bloquer_mesures</text:span>),</text:p>
            </text:list-item>
            <text:list-item>
              <text:p text:style-name="P14">modifient l’ordre d’exécution (<text:span text:style-name="Source_20_Text">reordonnancer</text:span>),</text:p>
            </text:list-item>
            <text:list-item>
              <text:p text:style-name="P14">ajoutent des effets conditionnels (opportunités politiques).</text:p>
            </text:list-item>
          </text:list>
        </text:list-item>
      </text:list>
      <text:h text:style-name="Heading_20_3" text:outline-level="3">5. Exécution du programme (PM)</text:h>
      <text:list text:style-name="L8">
        <text:list-item>
          <text:p text:style-name="P15">ordre standard : recettes → réallocations → structure → sociétal ;</text:p>
        </text:list-item>
        <text:list-item>
          <text:p text:style-name="P15"><text:soft-page-break/>chaque mesure appliquée génère un <text:span text:style-name="Strong_20_Emphasis">événement journalisé</text:span> :<text:line-break/><text:span text:style-name="Source_20_Text">mesure_executee</text:span> avec l’auteur, le type et les impacts (axes, budget) ;</text:p>
        </text:list-item>
        <text:list-item>
          <text:p text:style-name="P15">les amendements n’agissent plus après cette étape.</text:p>
        </text:list-item>
      </text:list>
      <text:h text:style-name="Heading_20_3" text:outline-level="3">6. Clôture du tour</text:h>
      <text:p text:style-name="Text_20_body">Le PM :</text:p>
      <text:list text:style-name="L9">
        <text:list-item>
          <text:p text:style-name="P16">recalcule les revenus, dépenses, solde et dette ;</text:p>
        </text:list-item>
        <text:list-item>
          <text:p text:style-name="P16">applique les rétroactions entre axes et économie ;</text:p>
        </text:list-item>
        <text:list-item>
          <text:p text:style-name="P32">Attribue le capital politique personnel;</text:p>
        </text:list-item>
        <text:list-item>
          <text:p text:style-name="P16">vérifie les <text:span text:style-name="Strong_20_Emphasis">conditions de fin</text:span> :</text:p>
          <text:list>
            <text:list-item>
              <text:p text:style-name="P16">gouvernement renversé (capital politique ≤ 0 deux tours),</text:p>
            </text:list-item>
            <text:list-item>
              <text:p text:style-name="P16">crise majeure (axe ≥ seuil),</text:p>
            </text:list-item>
            <text:list-item>
              <text:p text:style-name="P16">élections (tour_max atteint).</text:p>
            </text:list-item>
          </text:list>
        </text:list-item>
      </text:list>
      <text:p text:style-name="Horizontal_20_Line"/>
      <text:h text:style-name="Heading_20_2" text:outline-level="2">🗳️ règle de vote et contraintes</text:h>
      <text:h text:style-name="Heading_20_3" text:outline-level="3">vote</text:h>
      <text:list text:style-name="L10">
        <text:list-item>
          <text:p text:style-name="P17"><text:span text:style-name="Strong_20_Emphasis">majorité simple</text:span> : &gt; 50 % “oui” → adopté.</text:p>
        </text:list-item>
        <text:list-item>
          <text:p text:style-name="P17">(facultatif) variantes possibles : priorité ordonnée, double voix du portefeuille.</text:p>
        </text:list-item>
      </text:list>
      <text:h text:style-name="Heading_20_3" text:outline-level="3"/>
      <text:p text:style-name="Horizontal_20_Line"/>
      <text:h text:style-name="Heading_20_2" text:outline-level="2">🎭 traçabilité et scores</text:h>
      <text:h text:style-name="Heading_20_3" text:outline-level="3">traçabilité</text:h>
      <text:p text:style-name="Text_20_body">Chaque <text:span text:style-name="Source_20_Text">EntreeProgramme</text:span> conserve :</text:p>
      <text:list text:style-name="L12">
        <text:list-item>
          <text:p text:style-name="P18">l’auteur (ministre),</text:p>
        </text:list-item>
        <text:list-item>
          <text:p text:style-name="P18">le coût et effets appliqués,</text:p>
        </text:list-item>
        <text:list-item>
          <text:p text:style-name="P18">la version du programme.</text:p>
        </text:list-item>
      </text:list>
      <text:p text:style-name="Text_20_body">Journal des événements :</text:p>
      <text:list text:style-name="L13">
        <text:list-item>
          <text:p text:style-name="P19"><text:span text:style-name="Source_20_Text">programme_versionnee</text:span> (à chaque modification du conseil),</text:p>
        </text:list-item>
        <text:list-item>
          <text:p text:style-name="P19"><text:span text:style-name="Source_20_Text">programme_vote</text:span> (résultat du vote),</text:p>
        </text:list-item>
        <text:list-item>
          <text:p text:style-name="P19"><text:soft-page-break/><text:span text:style-name="Source_20_Text">programme_amende</text:span> (liste des amendements appliqués),</text:p>
        </text:list-item>
        <text:list-item>
          <text:p text:style-name="P19"><text:span text:style-name="Source_20_Text">mesure_executee</text:span> (effet réel d’une carte, auteur et impact).</text:p>
        </text:list-item>
      </text:list>
      <text:h text:style-name="Heading_20_3" text:outline-level="3">scores</text:h>
      <text:list text:style-name="L14">
        <text:list-item>
          <text:p text:style-name="P20"><text:span text:style-name="Strong_20_Emphasis">score collectif du cabinet</text:span> :</text:p>
          <text:list>
            <text:list-item>
              <text:p text:style-name="P20">tension globale (somme pondérée des axes) inverse,</text:p>
            </text:list-item>
            <text:list-item>
              <text:p text:style-name="P20">discipline budgétaire (déficits, dette),</text:p>
            </text:list-item>
            <text:list-item>
              <text:p text:style-name="P20">stabilité politique.</text:p>
            </text:list-item>
          </text:list>
        </text:list-item>
        <text:list-item>
          <text:p text:style-name="P20"><text:span text:style-name="Strong_20_Emphasis">score individuel</text:span> :</text:p>
          <text:list>
            <text:list-item>
              <text:p text:style-name="P21"><text:span text:style-name="T3">Ajustement du capital politique personnel </text:span><text:span text:style-name="T5">selon </text:span><text:span text:style-name="T3">cartes spéciales </text:span><text:span text:style-name="T5">et </text:span>selon les <text:span text:style-name="Strong_20_Emphasis">objectifs </text:span><text:span text:style-name="Strong_20_Emphasis"><text:span text:style-name="T3">du programme politique</text:span></text:span> (<text:span text:style-name="Source_20_Text">axe_sous_seuil</text:span>, <text:span text:style-name="Source_20_Text">solde_moyen_positif</text:span>, etc.),</text:p>
              <text:list>
                <text:list-item>
                  <text:p text:style-name="P20">contributions directes : chaque <text:span text:style-name="Source_20_Text">mesure_executee</text:span> ajoute des points selon l’impact net sur les axes.</text:p>
                </text:list-item>
              </text:list>
            </text:list-item>
          </text:list>
        </text:list-item>
      </text:list>
      <text:p text:style-name="Horizontal_20_Line"/>
      <text:h text:style-name="Heading_20_2" text:outline-level="2">🔚 conditions de fin</text:h>
      <text:list text:style-name="L15">
        <text:list-item>
          <text:p text:style-name="P22"><text:span text:style-name="Strong_20_Emphasis">renversement</text:span> : capital_politique &lt; 0 pendant N tours ;</text:p>
        </text:list-item>
        <text:list-item>
          <text:p text:style-name="P22"><text:span text:style-name="Strong_20_Emphasis">crise majeure</text:span> : un axe atteint son seuil de crise ;</text:p>
        </text:list-item>
        <text:list-item>
          <text:p text:style-name="P22"><text:span text:style-name="Strong_20_Emphasis">dissolution/remaniement</text:span> : déclenché par un événement spécial ou vote de censure (optionnel) ;</text:p>
        </text:list-item>
        <text:list-item>
          <text:p text:style-name="P22"><text:span text:style-name="Strong_20_Emphasis">élections</text:span> : tour_max atteint.</text:p>
        </text:list-item>
      </text:list>
      <text:p text:style-name="Horizontal_20_Line"/>
      <text:h text:style-name="Heading_20_2" text:outline-level="2">🧠 philosophie du design</text:h>
      <text:list text:style-name="L16">
        <text:list-item>
          <text:p text:style-name="P23">le jeu repose sur une <text:span text:style-name="Strong_20_Emphasis">tension permanente entre concertation et contraintes systémiques</text:span> :<text:line-break/>chaque mesure utile à un axe détériore souvent un autre ou le budget ;</text:p>
        </text:list-item>
        <text:list-item>
          <text:p text:style-name="P23">le <text:span text:style-name="Strong_20_Emphasis">PM (ordinateur)</text:span> n’est pas un arbitre moral, mais l’exécutant neutre des choix collectifs ;</text:p>
        </text:list-item>
        <text:list-item>
          <text:p text:style-name="P23">la <text:span text:style-name="Strong_20_Emphasis">phase Conseil</text:span> crée le cœur du débat et du “roleplay” :<text:line-break/>les amendements sont l’espace de compromis et d’opportunités ;</text:p>
        </text:list-item>
        <text:list-item>
          <text:p text:style-name="P23">la <text:span text:style-name="Strong_20_Emphasis">traçabilité</text:span> permet un <text:span text:style-name="Strong_20_Emphasis">bilan politique</text:span> en fin de partie, individuel et collectif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1T11:38:50.315421198</meta:creation-date>
    <dc:date>2025-10-31T13:59:23.933120706</dc:date>
    <meta:editing-duration>PT48M34S</meta:editing-duration>
    <meta:editing-cycles>4</meta:editing-cycles>
    <meta:generator>LibreOffice/24.2.7.2$Linux_X86_64 LibreOffice_project/420$Build-2</meta:generator>
    <meta:document-statistic meta:table-count="6" meta:image-count="0" meta:object-count="0" meta:page-count="8" meta:paragraph-count="250" meta:word-count="1862" meta:character-count="11743" meta:non-whitespace-character-count="10217"/>
  </office:meta>
</office:document-meta>
</file>